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457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marker-end="Arrow" draw:marker-end-width="0.457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gr6" style:family="graphic" style:parent-style-name="standard">
      <style:graphic-properties draw:stroke="none" svg:stroke-color="#000000" draw:fill="none" draw:fill-color="#ffffff" fo:min-height="1.723cm"/>
    </style:style>
    <style:style style:name="gr7" style:family="graphic" style:parent-style-name="objectwithoutfill">
      <style:graphic-properties svg:stroke-width="0.305cm" draw:marker-start-width="0.655cm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svg:stroke-width="0.305cm" svg:stroke-color="#cc6633" draw:marker-start-width="0.655cm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cc6633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cc6633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1cm" svg:y1="2.64cm" svg:x2="3.31cm" svg:y2="20.32cm">
          <text:p/>
        </draw:line>
        <draw:line draw:style-name="gr2" draw:text-style-name="P1" draw:layer="layout" svg:x1="2.735cm" svg:y1="19.48cm" svg:x2="26.5cm" svg:y2="19.385cm">
          <text:p/>
        </draw:line>
        <draw:line draw:style-name="gr3" draw:text-style-name="P1" draw:layer="layout" svg:x1="2.735cm" svg:y1="9.997cm" svg:x2="27.48cm" svg:y2="9.997cm">
          <text:p/>
        </draw:line>
        <draw:frame draw:style-name="gr4" draw:text-style-name="P2" draw:layer="layout" svg:width="12.7cm" svg:height="1.52cm" svg:x="10.16cm" svg:y="20.05cm">
          <draw:text-box>
            <text:p><text:span text:style-name="T1">Mass Cell Number</text:span></text:p>
          </draw:text-box>
        </draw:frame>
        <draw:frame draw:style-name="gr5" draw:text-style-name="P3" draw:layer="layout" svg:width="12.065cm" svg:height="2.453cm" svg:x="-2.775cm" svg:y="0.087cm">
          <draw:text-box>
            <text:p text:style-name="P1"><text:span text:style-name="T2">dX/X</text:span></text:p>
            <text:p text:style-name="P1"><text:span text:style-name="T2"><text:s/></text:span><text:span text:style-name="T2">ratio</text:span></text:p>
          </draw:text-box>
        </draw:frame>
        <draw:frame draw:style-name="gr5" draw:text-style-name="P3" draw:layer="layout" svg:width="5.55cm" svg:height="2.774cm" svg:x="-0.96cm" svg:y="9.225cm">
          <draw:text-box>
            <text:p text:style-name="P1"><text:span text:style-name="T2">0.1</text:span></text:p>
            <text:p text:style-name="P1"><text:span text:style-name="T3">(upper threshold)</text:span></text:p>
          </draw:text-box>
        </draw:frame>
        <draw:frame draw:style-name="gr6" draw:text-style-name="P3" draw:layer="layout" svg:width="12.065cm" svg:height="1.973cm" svg:x="10.795cm" svg:y="3.81cm">
          <draw:text-box>
            <text:p text:style-name="P1"><text:span text:style-name="T2"><text:s/></text:span><text:span text:style-name="T2">Original corrections</text:span></text:p>
          </draw:text-box>
        </draw:frame>
        <draw:frame draw:style-name="gr6" draw:text-style-name="P4" draw:layer="layout" svg:width="12.065cm" svg:height="2.453cm" svg:x="4.175cm" svg:y="16.24cm">
          <draw:text-box>
            <text:p text:style-name="P1"><text:span text:style-name="T4"><text:s/></text:span><text:span text:style-name="T4">Rescaled</text:span></text:p>
            <text:p text:style-name="P1"><text:span text:style-name="T4"><text:s/></text:span><text:span text:style-name="T4">corrections</text:span></text:p>
          </draw:text-box>
        </draw:frame>
        <draw:polyline draw:style-name="gr7" draw:text-style-name="P1" draw:layer="layout" svg:width="18.416cm" svg:height="17.123cm" draw:transform="skewX (-0.0370009801422729) rotate (0.767072206251363) translate (0.0348903199442248cm 11.9419390575043cm)" svg:viewBox="0 0 18417 17124" draw:points="0,5564 5997,5565 14995,0 8995,10274 9851,12842 15848,11130 14562,14983 18417,17124">
          <text:p/>
        </draw:polyline>
        <draw:polyline draw:style-name="gr8" draw:text-style-name="P1" draw:layer="layout" svg:width="14.223cm" svg:height="8.926cm" draw:transform="skewX (-0.830602191023945) rotate (0.370184334347927) translate (0.134761647636544cm 15.2495310543285cm)" svg:viewBox="0 0 14224 8927" draw:points="0,2901 4632,2901 11580,0 6947,5356 7608,6695 12240,5802 11247,7811 14224,8927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l Ruhlen</meta:initial-creator>
    <meta:creation-date>2012-08-06T01:42:22</meta:creation-date>
    <dc:date>2012-08-06T02:11:36</dc:date>
    <dc:creator>Laurel Ruhlen</dc:creator>
    <meta:editing-duration>PT17M7S</meta:editing-duration>
    <meta:editing-cycles>3</meta:editing-cycles>
    <meta:generator>OpenOffice.org/3.3$Unix OpenOffice.org_project/330m20$Build-9567</meta:generator>
    <meta:document-statistic meta:object-count="10"/>
  </office:meta>
</office:document-meta>
</file>